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1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1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1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6" style:family="paragraph" style:parent-style-name="Text_20_body">
      <style:text-properties fo:language="en" fo:country="GB"/>
    </style:style>
    <style:style style:name="P17" style:family="paragraph" style:parent-style-name="Text_20_body">
      <style:text-properties fo:language="en" fo:country="GB" officeooo:rsid="00247bdd" officeooo:paragraph-rsid="00247bd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Standard" style:master-page-name="First_20_Page">
      <style:paragraph-properties style:page-number="auto"/>
      <style:text-properties fo:language="en" fo:country="GB"/>
    </style:style>
    <style:style style:name="P23" style:family="paragraph" style:parent-style-name="Standard" style:master-page-name="Standard">
      <style:paragraph-properties style:page-number="auto"/>
      <style:text-properties fo:language="en" fo:country="GB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Text_20_body" style:list-style-name="L1">
      <style:text-properties fo:language="en" fo:country="GB"/>
    </style:style>
    <style:style style:name="P26" style:family="paragraph" style:parent-style-name="Text_20_body" style:list-style-name="L1">
      <style:text-properties fo:language="en" fo:country="GB" officeooo:rsid="00219e9f"/>
    </style:style>
    <style:style style:name="P27" style:family="paragraph" style:parent-style-name="Text_20_body" style:list-style-name="L3">
      <style:text-properties fo:language="en" fo:country="GB" officeooo:rsid="00219e9f" officeooo:paragraph-rsid="00219e9f"/>
    </style:style>
    <style:style style:name="P28" style:family="paragraph" style:parent-style-name="Text_20_body" style:list-style-name="L1">
      <style:text-properties fo:language="en" fo:country="GB" officeooo:rsid="00247bdd" officeooo:paragraph-rsid="00247bdd"/>
    </style:style>
    <style:style style:name="P29" style:family="paragraph" style:parent-style-name="Text_20_body" style:list-style-name="L2">
      <style:text-properties fo:language="en" fo:country="GB" officeooo:rsid="00247bdd" officeooo:paragraph-rsid="00247bdd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1dce2c"/>
    </style:style>
    <style:style style:name="T8" style:family="text">
      <style:text-properties officeooo:rsid="00219e9f"/>
    </style:style>
    <style:style style:name="T9" style:family="text">
      <style:text-properties officeooo:rsid="0023d65e"/>
    </style:style>
    <style:style style:name="T10" style:family="text">
      <style:text-properties officeooo:rsid="00247bdd"/>
    </style:style>
    <style:style style:name="T11" style:family="text">
      <style:text-properties officeooo:rsid="002600aa"/>
    </style:style>
    <style:style style:name="T12" style:family="text">
      <style:text-properties officeooo:rsid="0028f1f3"/>
    </style:style>
    <style:style style:name="T13" style:family="text">
      <style:text-properties officeooo:rsid="00296fda"/>
    </style:style>
    <style:style style:name="T14" style:family="text">
      <style:text-properties officeooo:rsid="002c7204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2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<text:span text:style-name="T8">7</text:span>.<text:user-field-get text:name="Tema">Windows administration -Part 3-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Alfredo Oltra / Sergio García</text:p>
      <text:p text:style-name="P19"><text:span text:style-name="T5"><text:s/></text:span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19"><text:span text:style-name="T5"><text:s/></text:span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14">9</text:span>/20<text:span text:style-name="T14">20</text:span></text:p>
      <text:p text:style-name="P10"><text:tab/><text:tab/><text:tab/><text:tab/><text:tab/><text:tab/><text:tab/><text:tab/><text:tab/><text:tab/>Versión:<text:date style:data-style-name="N104" text:date-value="2019-09-26T12:42:06.034106570">190926</text:date>.<text:time style:data-style-name="N105" text:time-value="2019-09-26T12:42:06.034277561">1241</text:time></text:p>
      <text:p text:style-name="P8"/>
      <text:p text:style-name="P5"/>
      <text:p text:style-name="P5"/>
      <text:p text:style-name="P5"><text:soft-page-break/></text:p>
      <text:p text:style-name="P15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5">Nomenclatura</text:p>
      <text:p text:style-name="P16"/>
      <text:p text:style-name="P16">A lo largo de este tema se utilizarán distintos símbolos para distinguir elementos importantes dentro del contenido. Estos símbolos son:</text:p>
      <text:p text:style-name="P16"/>
      <text:p text:style-name="P13"><text:span text:style-name="T3"> </text:span>Importante</text:p>
      <text:p text:style-name="P18"/>
      <text:p text:style-name="P13"><text:span text:style-name="T3"> </text:span>Atención</text:p>
      <text:p text:style-name="P18"/>
      <text:p text:style-name="P13"><text:span text:style-name="T3"></text:span> <text:s/>Interesante</text:p>
      <text:h text:style-name="P24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 Data<text:tab/>3</text:p>
          <text:p text:style-name="P21">2. Previous knowledge<text:tab/>3</text:p>
          <text:p text:style-name="P21">3. Objectives<text:tab/>3</text:p>
          <text:p text:style-name="P21">4. Contents<text:tab/>3</text:p>
          <text:p text:style-name="P21">5. Activities<text:tab/>3</text:p>
          <text:p text:style-name="P21">6. Recommendations<text:tab/>3</text:p>
        </text:index-body>
      </text:table-of-content>
      <text:p text:style-name="P5"/>
      <text:p text:style-name="P23"/>
      <text:p text:style-name="P14">UD0<text:user-field-get text:name="NumeroTema">7</text:user-field-get>. <text:user-field-get text:name="Tema">Windows administration -Part 3-</text:user-field-get></text:p>
      <text:h text:style-name="P24" text:outline-level="1">Data</text:h>
      <text:p text:style-name="P16">From <text:span text:style-name="T14">16</text:span>/<text:span text:style-name="T14">12</text:span>/201<text:span text:style-name="T13">9</text:span> to <text:span text:style-name="T14">22</text:span>/<text:span text:style-name="T14">12</text:span>/201<text:span text:style-name="T13">9</text:span>. The length of the unit <text:span text:style-name="T8">(part 3)</text:span> is 1 week (8 hours).</text:p>
      <text:h text:style-name="P24" text:outline-level="1">Previous knowledge</text:h>
      <text:p text:style-name="P16">Previous units, specially unit 0<text:span text:style-name="T9">5 and class notes of part 1 of unit 06</text:span></text:p>
      <text:h text:style-name="P24" text:outline-level="1">Objectives</text:h>
      <text:list xml:id="list1477440976" text:style-name="L1">
        <text:list-item>
          <text:p text:style-name="P25">To learn <text:span text:style-name="T8">basics using Windows 10.</text:span></text:p>
        </text:list-item>
        <text:list-item>
          <text:p text:style-name="P26">To learn how to create groups.</text:p>
        </text:list-item>
        <text:list-item>
          <text:p text:style-name="P28">To learn how to set NTFS permissions</text:p>
        </text:list-item>
      </text:list>
      <text:h text:style-name="P24" text:outline-level="1">Contents</text:h>
      <text:list xml:id="list773510028" text:style-name="L2">
        <text:list-item>
          <text:p text:style-name="P29">Users and groups</text:p>
        </text:list-item>
        <text:list-item>
          <text:p text:style-name="P29">NTFS Permissions</text:p>
        </text:list-item>
      </text:list>
      <text:h text:style-name="P24" text:outline-level="1">Activities</text:h>
      <text:list xml:id="list88214052" text:style-name="L3">
        <text:list-item>
          <text:p text:style-name="P27">Research and development activities<text:span text:style-name="T7">.</text:span></text:p>
        </text:list-item>
      </text:list>
      <text:h text:style-name="P24" text:outline-level="1">Recommendations</text:h>
      <text:p text:style-name="P16">Try to follow visual guides and video tutorials about how to assemble a computer, because text is not enough to understand whole process.</text:p>
      <text:p text:style-name="P17">Understand the main permissions to set them properly.</text:p>
      <text:p text:style-name="P16">The activit<text:span text:style-name="T10">y is designed to be done in groups and collaboratively you can </text:span>clarify ide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5H15M33S</meta:editing-duration>
    <meta:editing-cycles>35</meta:editing-cycles>
    <meta:generator>LibreOffice/6.3.1.2$Linux_X86_64 LibreOffice_project/30$Build-2</meta:generator>
    <dc:title>Plantilla CEED</dc:title>
    <dc:date>2019-09-26T12:42:05.887647301</dc:date>
    <meta:print-date>2016-11-26T23:55:33.915000000</meta:print-date>
    <meta:document-statistic meta:table-count="0" meta:image-count="1" meta:object-count="0" meta:page-count="3" meta:paragraph-count="45" meta:word-count="256" meta:character-count="1603" meta:non-whitespace-character-count="1383"/>
    <meta:template xlink:type="simple" xlink:actuate="onRequest" xlink:title="Plantilla CEED" xlink:href="../../.config/libreoffice/4/user/template/Plantilla%20CEED.ott" meta:date="2016-09-15T13:17:11.020000000"/>
  </office:meta>
</office:document-meta>
</file>